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1"/>Introduction<text:bookmark-end text:name="chapter-1"/></text:h>
      <text:p text:style-name="First_20_paragraph">[Target 4,000 words]</text:p>
      <text:h text:style-name="Heading_20_2" text:outline-level="2"><text:bookmark-start text:name="motivation-problem"/>Motivation &amp; Problem<text:bookmark-end text:name="motivation-problem"/></text:h>
      <text:p text:style-name="First_20_paragraph">[Target 1,000 words]</text:p>
      <text:h text:style-name="Heading_20_2" text:outline-level="2"><text:bookmark-start text:name="prior-work-theoretical-frame"/>Prior Work / Theoretical Frame<text:bookmark-end text:name="prior-work-theoretical-frame"/></text:h>
      <text:p text:style-name="First_20_paragraph">[Target 1,000 words]</text:p>
      <text:h text:style-name="Heading_20_2" text:outline-level="2"><text:bookmark-start text:name="the-research-question-my-approach"/>The Research Question &amp; My Approach<text:bookmark-end text:name="the-research-question-my-approach"/></text:h>
      <text:p text:style-name="First_20_paragraph">[Target 1,000 words]</text:p>
      <text:p text:style-name="Text_20_body"><text:span text:style-name="T1">What role should people’s data play in their lives, and what capabilities do they need?</text:span></text:p>
      <text:p text:style-name="Text_20_body">Sub-questions:</text:p>
      <text:list text:style-name="L1">
        <text:list-item>
          <text:p text:style-name="P1">RQ1: How do people understand and relate to data?</text:p>
        </text:list-item>
        <text:list-item>
          <text:p text:style-name="P1">RQ2: What role do people have in the world of data?</text:p>
        </text:list-item>
        <text:list-item>
          <text:p text:style-name="P1">RQ3: What role does does play in people’s lives</text:p>
        </text:list-item>
        <text:list-item>
          <text:p text:style-name="P1">RQ4: What would an ideal world of humans and data look like?</text:p>
        </text:list-item>
        <text:list-item>
          <text:p text:style-name="P1">RQ5: What are the barriers and opportunities toward this ideal?</text:p>
        </text:list-item>
      </text:list>
      <text:h text:style-name="Heading_20_2" text:outline-level="2"><text:bookmark-start text:name="contribution"/>Contribution<text:bookmark-end text:name="contribution"/></text:h>
      <text:p text:style-name="First_20_paragraph">[Target 500 words]</text:p>
      <text:h text:style-name="Heading_20_2" text:outline-level="2"><text:bookmark-start text:name="thesis-structure"/>Thesis Structure<text:bookmark-end text:name="thesis-structure"/></text:h>
      <text:p text:style-name="First_20_paragraph">[Target 500 words]</text:p>
      <text:h text:style-name="Heading_20_2" text:outline-level="2"><text:bookmark-start text:name="notes"/>Notes<text:bookmark-end text:name="notes"/></text:h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29T16:59:55Z</meta:creation-date>
    <dc:date>2021-03-29T16:59:55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